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Table_20_Contents">
      <style:text-properties style:font-name="Liberation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Namikigama</text:span> Moine Niveau  :<text:tab/>Modif <text:tab/><text:tab/>Attaque Sort <text:tab/><text:tab/>Sauvegarde </text:p>
      <text:p text:style-name="Standard"><text:span text:style-name="T2">Focus</text:span> : <text:s text:c="2"/>☐ ☐ ☐ ☐ 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T3">DELUGE DE COUPS</text:span> [1 Focus]</text:p>
            <text:p text:style-name="Table_20_Contents">[<text:span text:style-name="T1">Bonus</text:span>] pour faire deux <text:span text:style-name="T1">attaques à mains nues </text:span>de suite.</text:p>
          </table:table-cell>
          <table:table-cell table:style-name="Tableau1.B1" office:value-type="string">
            <text:p text:style-name="Table_20_Contents"><text:span text:style-name="T3">DEFENSE PATIENTE</text:span> [0 / 1 Focus]</text:p>
            <text:p text:style-name="Table_20_Contents">- [<text:span text:style-name="T1">Bonus</text:span>] pour se désengager.</text:p>
            <text:p text:style-name="Table_20_Contents">- [<text:span text:style-name="T1">Bonus</text:span>] Avec <text:span text:style-name="T1">1 Focus</text:span>, se <text:span text:style-name="T1">désengager</text:span> et se mettre en position d' <text:span text:style-name="T1">Esquive</text:span>. </text:p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pan text:style-name="T3">PAS AERIEN</text:span> [0 / 1 Focus]</text:p>
            <text:p text:style-name="Table_20_Contents">- [<text:span text:style-name="T1">Bonus</text:span>] pour <text:span text:style-name="T1">Foncer</text:span>.</text:p>
            <text:p text:style-name="Table_20_Contents">- [<text:span text:style-name="T1">Bonus</text:span>] Avec <text:span text:style-name="T1">1 Focus</text:span> pour se <text:span text:style-name="T1">Désengager</text:span> et <text:span text:style-name="T1">Foncer</text:span> en même temps. Double la longueur du saut. </text:p>
          </table:table-cell>
          <table:table-cell table:style-name="Tableau1.B2" office:value-type="string">
            <text:p text:style-name="Table_20_Contents"><text:span text:style-name="T3">ETRANGE METABOLISME</text:span> [Capacité]</text:p>
            <text:p text:style-name="Table_20_Contents">1 fois par jour.</text:p>
            <text:p text:style-name="Table_20_Contents">- Regagner tous les points de Focus à l'initiative.</text:p>
            <text:p text:style-name="Table_20_Contents">- Regagne <text:span text:style-name="T1">2d6 + 4 points de vie</text:span>.</text:p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pan text:style-name="T3">DEVIER LES ATTAQUES </text:span>[Capacité]</text:p>
            <text:p text:style-name="Table_20_Contents">[<text:span text:style-name="T1">Réaction</text:span>] lorsque touché par une attaque physique, il est possible de <text:span text:style-name="T1">réduire</text:span> les dégâts reçus : <text:span text:style-name="T1">1d10 + 7</text:span></text:p>
            <text:p text:style-name="Table_20_Contents">Si les dégats sont réduits à 0, [<text:span text:style-name="T1">1 Focus</text:span>] pour rediriger la force de l'attaque contre une créature visible et à 18m.</text:p>
            <text:p text:style-name="Table_20_Contents"><text:span text:style-name="T1">Jet Sauvegarde Dexterité</text:span> pour ne pas subir 2d6 + 3 dégâts physiques.</text:p>
          </table:table-cell>
          <table:table-cell table:style-name="Tableau1.B2" office:value-type="string">
            <text:p text:style-name="Table_20_Contents"><text:span text:style-name="T3">TENEBRES (Moine)</text:span> [1 Focus OU 1 fois / jour]</text:p>
            <text:p text:style-name="Table_20_Contents">Action – 18m – Concentration </text:p>
            <text:p text:style-name="Table_20_Contents">Créé une zone de ténèbres magiques de <text:span text:style-name="T1">4,5m de rayon</text:span>.</text:p>
            <text:p text:style-name="Table_20_Contents"/>
            <text:p text:style-name="Table_20_Contents">Personne ne peut voir dedans à part le Moine. </text:p>
            <text:p text:style-name="Table_20_Contents"/>
            <text:p text:style-name="Table_20_Contents">Cette zone peut être déplacée de 18m à chaque début du tour.</text:p>
          </table:table-cell>
        </table:table-row>
        <table:table-row>
          <table:table-cell table:style-name="Tableau1.A2" office:value-type="string">
            <text:p text:style-name="Table_20_Contents"><text:span text:style-name="T3">ILLUSION MINEURE</text:span> [0]</text:p>
            <text:p text:style-name="Table_20_Contents">Action – 9m </text:p>
            <text:p text:style-name="Table_20_Contents">Dure 1 minute.</text:p>
            <text:p text:style-name="Table_20_Contents">Créer un son ou une image à portée.</text:p>
            <text:p text:style-name="Table_20_Contents">Un Jet d'<text:span text:style-name="T1">Investigation</text:span> permets de discerner l'illusion.</text:p>
            <text:p text:style-name="Table_20_Contents"><text:span text:style-name="T1">Son </text:span>: D'un murmure à un cri. Peut être une voix, votre voix, un cri de lion, des tambours ou autre.</text:p>
            <text:p text:style-name="Table_20_Contents"><text:span text:style-name="T1">Image </text:span>: Une chaise, des empreintes, un petit coffre de 1,5 m au plus. Elle ne créé pas de son, lumière ou odeur. La toucher révèle l'illusion.</text:p>
          </table:table-cell>
          <table:table-cell table:style-name="Tableau1.B2" office:value-type="string">
            <text:p text:style-name="Table_20_Contents"><text:span text:style-name="T3">TRAIT DE FEU</text:span> [Illimité]</text:p>
            <text:p text:style-name="Table_20_Contents">Action – 36m </text:p>
            <text:p text:style-name="Table_20_Contents">Vous jetez une flamme vers la cible.</text:p>
            <text:p text:style-name="Table_20_Contents"><text:span text:style-name="T1">Jet d'Attaque de Sort </text:span>contre la cible.</text:p>
            <text:p text:style-name="Table_20_Contents">Inflige <text:span text:style-name="T1">1d10 de dégâts de Feu</text:span>. </text:p>
            <text:p text:style-name="Table_20_Contents"/>
            <text:p text:style-name="Table_20_Contents">Passera à 2d10 au niveau 5.</text:p>
          </table:table-cell>
        </table:table-row>
        <table:table-row>
          <table:table-cell table:style-name="Tableau1.A2" office:value-type="string">
            <text:p text:style-name="Table_20_Contents"><text:span text:style-name="T3">REPRESAILLE INFERNALE</text:span> [1 fois / jour]</text:p>
            <text:p text:style-name="Table_20_Contents">Réaction – 18m </text:p>
            <text:p text:style-name="Table_20_Contents">[<text:span text:style-name="T1">Réaction</text:span>] en cas d'attaque subit, entoure l'attaquant de flammes vertes.</text:p>
            <text:p text:style-name="Table_20_Contents"><text:span text:style-name="T1">Jet Sauvegarde Dextérité</text:span> pour <text:span text:style-name="T1">½</text:span> dégats, sinon la totalité de<text:span text:style-name="T1"> 2d10 de Feu</text:span>.</text:p>
          </table:table-cell>
          <table:table-cell table:style-name="Tableau1.B2" office:value-type="string">
            <text:p text:style-name="Table_20_Contents"><text:span text:style-name="T3">THAUMATURGIE</text:span> [Illimité]</text:p>
            <text:p text:style-name="Table_20_Contents">Action – 9m</text:p>
            <text:p text:style-name="Table_20_Contents">Créer l'un des effets suivants :</text:p>
            <text:p text:style-name="Table_20_Contents">- Altérer ses yeux</text:p>
            <text:p text:style-name="Table_20_Contents">- Augmenter la force de votre voix (<text:span text:style-name="T1">AVANTAGE</text:span> sur <text:span text:style-name="T1">Intimidation</text:span>)</text:p>
            <text:p text:style-name="Table_20_Contents">- Faire bouger des flammes.</text:p>
            <text:p text:style-name="Table_20_Contents">- Fermer ou ouvrir brutalement une porte.</text:p>
            <text:p text:style-name="Table_20_Contents">- Son fantomatique.</text:p>
            <text:p text:style-name="Table_20_Contents">- Tremblements du sol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 table:number-columns-repeated="2"/>
        <text:soft-page-break/>
        <table:table-row>
          <table:table-cell table:style-name="Tableau2.A1" office:value-type="string">
            <text:p text:style-name="P4"><text:span text:style-name="T3">FRAPPE ETOURDISSANTE</text:span> [1 Focus]</text:p>
            <text:p text:style-name="P4">Une fois par tour, après avoir réussi une attaque.</text:p>
            <text:p text:style-name="P4"/>
            <text:p text:style-name="P4">Tente d’étourdir la cible.</text:p>
            <text:p text:style-name="P4">Jet Sauvegarde Constitution.</text:p>
            <text:p text:style-name="P4"/>
            <text:p text:style-name="P4"><text:span text:style-name="T6">Si échoue </text:span>: Etourdie : Ne peut plus bouger, parler, rate ses Jets Sauvegarde Force &amp; Dex, attaque contre ont un AVANTAGE jusqu'à votre prochain tour.</text:p>
            <text:p text:style-name="P4"><text:span text:style-name="T2">Si réussie </text:span>: Perds la moitié de son déplacement, et prochaine attaque contre lui a un AVANTAGE jusqu'à votre prochain tour.</text:p>
          </table:table-cell>
          <table:table-cell table:style-name="Tableau2.B1" office:value-type="string">
            <text:p text:style-name="P1"><text:span text:style-name="T2">PASSAGE SANS TRACE</text:span> [2 Focus]</text:p>
            <text:p text:style-name="P2">1 action – Personnelle - Concentration (1 heure)</text:p>
            <text:p text:style-name="P2"/>
            <text:p text:style-name="P3">Un voile d’ombre vous couvre ainsi que vos compagnons.</text:p>
            <text:p text:style-name="P2"/>
            <text:p text:style-name="P2"><text:span text:style-name="T1">Les créatures choisies à 6 cases (9m) ont un bonus de +10 Discretion</text:span>.</text:p>
            <text:p text:style-name="P2">Ne peut pas être pistée, sauf par moyens magiques.</text:p>
            <text:p text:style-name="P2"/>
            <text:p text:style-name="P2">Ne laisse ni piste ni trace de son passage.</text:p>
          </table:table-cell>
        </table:table-row>
        <table:table-row>
          <table:table-cell table:style-name="Tableau2.A2" office:value-type="string">
            <text:p text:style-name="P4"><text:span text:style-name="T3">SILENCE </text:span>[2 Focus]</text:p>
            <text:p text:style-name="P4">1 action - 36 m. - Concentration (10 min)</text:p>
            <text:p text:style-name="P4"/>
            <text:p text:style-name="P4">Sphère de silence de 6m de rayon empêche les sons à l’intérieur.</text:p>
            <text:p text:style-name="P4">Immunité aux dégâts de tonnerre.</text:p>
          </table:table-cell>
          <table:table-cell table:style-name="Tableau2.B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2T01:26:30.09</meta:creation-date>
    <dc:date>2024-10-17T19:58:03.69</dc:date>
    <meta:editing-duration>PT34M7S</meta:editing-duration>
    <meta:editing-cycles>12</meta:editing-cycles>
    <meta:generator>OpenOffice/4.1.7$Win32 OpenOffice.org_project/417m1$Build-9800</meta:generator>
    <meta:document-statistic meta:table-count="2" meta:image-count="0" meta:object-count="0" meta:page-count="2" meta:paragraph-count="65" meta:word-count="538" meta:character-count="2963"/>
  </office:meta>
</office:document-meta>
</file>